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tyle="italic" style:font-style-asian="italic" style:font-style-complex="italic"/>
    </style:style>
    <style:style style:name="T27_2" style:family="text">
      <style:text-properties fo:font-style="italic" style:font-style-asian="italic" style:font-style-complex="italic"/>
    </style:style>
    <style:style style:name="T27_3" style:family="text">
      <style:text-properties fo:font-style="italic" style:font-style-asian="italic" style:font-style-complex="italic"/>
    </style:style>
    <style:style style:name="T27_4" style:family="text">
      <style:text-properties fo:font-style="italic" style:font-style-asian="italic" style:font-style-complex="italic"/>
    </style:style>
    <style:style style:name="T27_5" style:family="text">
      <style:text-properties fo:font-style="italic" style:font-style-asian="italic" style:font-style-complex="italic"/>
    </style:style>
    <style:style style:name="T27_6" style:family="text">
      <style:text-properties fo:font-style="italic" style:font-style-asian="italic" style:font-style-complex="italic"/>
    </style:style>
    <style:style style:name="T27_7" style:family="text">
      <style:text-properties fo:font-style="italic" style:font-style-asian="italic" style:font-style-complex="italic"/>
    </style:style>
    <style:style style:name="T27_8" style:family="text">
      <style:text-properties fo:font-style="italic" style:font-style-asian="italic" style:font-style-complex="italic"/>
    </style:style>
    <style:style style:name="T27_9" style:family="text">
      <style:text-properties fo:font-style="italic" style:font-style-asian="italic" style:font-style-complex="italic"/>
    </style:style>
    <style:style style:name="T27_10" style:family="text">
      <style:text-properties fo:font-style="italic" style:font-style-asian="italic" style:font-style-complex="italic"/>
    </style:style>
    <style:style style:name="T27_11" style:family="text">
      <style:text-properties fo:font-style="italic" style:font-style-asian="italic" style:font-style-complex="italic"/>
    </style:style>
    <style:style style:name="T27_12" style:family="text">
      <style:text-properties fo:font-style="italic" style:font-style-asian="italic" style:font-style-complex="italic"/>
    </style:style>
    <style:style style:name="T27_13" style:family="text">
      <style:text-properties fo:font-style="italic" style:font-style-asian="italic" style:font-style-complex="italic"/>
    </style:style>
    <style:style style:name="T27_14" style:family="text">
      <style:text-properties fo:font-style="italic" style:font-style-asian="italic" style:font-style-complex="italic"/>
    </style:style>
    <style:style style:name="T27_15" style:family="text">
      <style:text-properties fo:font-style="italic" style:font-style-asian="italic" style:font-style-complex="italic"/>
    </style:style>
    <style:style style:name="T27_16" style:family="text">
      <style:text-properties fo:font-style="italic" style:font-style-asian="italic" style:font-style-complex="italic"/>
    </style:style>
    <style:style style:name="T27_17" style:family="text">
      <style:text-properties fo:font-style="italic" style:font-style-asian="italic" style:font-style-complex="italic"/>
    </style:style>
    <style:style style:name="T27_18" style:family="text">
      <style:text-properties fo:font-style="italic" style:font-style-asian="italic" style:font-style-complex="italic"/>
    </style:style>
    <style:style style:name="T27_19" style:family="text">
      <style:text-properties fo:font-style="italic" style:font-style-asian="italic" style:font-style-complex="italic"/>
    </style:style>
    <style:style style:name="T27_20" style:family="text">
      <style:text-properties fo:font-style="italic" style:font-style-asian="italic" style:font-style-complex="italic"/>
    </style:style>
    <style:style style:name="T27_21" style:family="text">
      <style:text-properties fo:font-style="italic" style:font-style-asian="italic" style:font-style-complex="italic"/>
    </style:style>
    <style:style style:name="T27_22" style:family="text">
      <style:text-properties fo:font-style="italic" style:font-style-asian="italic" style:font-style-complex="italic"/>
    </style:style>
    <style:style style:name="T27_23" style:family="text">
      <style:text-properties fo:font-style="italic" style:font-style-asian="italic" style:font-style-complex="italic"/>
    </style:style>
    <style:style style:name="P2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2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tyle="italic" style:font-style-asian="italic" style:font-style-complex="italic"/>
    </style:style>
    <style:style style:name="T38_2" style:family="text">
      <style:text-properties fo:font-style="italic" style:font-style-asian="italic" style:font-style-complex="italic"/>
    </style:style>
    <style:style style:name="T38_3" style:family="text">
      <style:text-properties fo:font-style="italic" style:font-style-asian="italic" style:font-style-complex="italic"/>
    </style:style>
    <style:style style:name="T38_4" style:family="text">
      <style:text-properties fo:font-style="italic" style:font-style-asian="italic" style:font-style-complex="italic"/>
    </style:style>
    <style:style style:name="T38_5" style:family="text">
      <style:text-properties fo:font-style="italic" style:font-style-asian="italic" style:font-style-complex="italic"/>
    </style:style>
    <style:style style:name="T38_6" style:family="text">
      <style:text-properties fo:font-style="italic" style:font-style-asian="italic" style:font-style-complex="italic"/>
    </style:style>
    <style:style style:name="T38_7" style:family="text">
      <style:text-properties fo:font-style="italic" style:font-style-asian="italic" style:font-style-complex="italic"/>
    </style:style>
    <style:style style:name="T38_8" style:family="text">
      <style:text-properties fo:font-style="italic" style:font-style-asian="italic" style:font-style-complex="italic"/>
    </style:style>
    <style:style style:name="T38_9" style:family="text">
      <style:text-properties fo:font-style="italic" style:font-style-asian="italic" style:font-style-complex="italic"/>
    </style:style>
    <style:style style:name="T38_10" style:family="text">
      <style:text-properties fo:font-style="italic" style:font-style-asian="italic" style:font-style-complex="italic"/>
    </style:style>
    <style:style style:name="T38_11" style:family="text">
      <style:text-properties fo:font-style="italic" style:font-style-asian="italic" style:font-style-complex="italic"/>
    </style:style>
    <style:style style:name="T38_12" style:family="text">
      <style:text-properties fo:font-style="italic" style:font-style-asian="italic" style:font-style-complex="italic"/>
    </style:style>
    <style:style style:name="T38_13" style:family="text">
      <style:text-properties fo:font-style="italic" style:font-style-asian="italic" style:font-style-complex="italic"/>
    </style:style>
    <style:style style:name="T38_14" style:family="text">
      <style:text-properties fo:font-style="italic" style:font-style-asian="italic" style:font-style-complex="italic"/>
    </style:style>
    <style:style style:name="T38_15" style:family="text">
      <style:text-properties fo:font-style="italic" style:font-style-asian="italic" style:font-style-complex="italic"/>
    </style:style>
    <style:style style:name="T38_16" style:family="text">
      <style:text-properties fo:font-style="italic" style:font-style-asian="italic" style:font-style-complex="italic"/>
    </style:style>
    <style:style style:name="T38_17" style:family="text">
      <style:text-properties fo:font-style="italic" style:font-style-asian="italic" style:font-style-complex="italic"/>
    </style:style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Beggining</text:span></text:p>
      <text:p text:style-name="P2"><text:span text:style-name="T2_1">It</text:span><text:span text:style-name="T2_2"><text:s/></text:span><text:span text:style-name="T2_3">was</text:span><text:span text:style-name="T2_4"><text:s/></text:span><text:span text:style-name="T2_5">a</text:span><text:span text:style-name="T2_6"><text:s/></text:span><text:span text:style-name="T2_7">sunny</text:span><text:span text:style-name="T2_8"><text:s/></text:span><text:span text:style-name="T2_9">day</text:span><text:span text:style-name="T2_10"><text:s/></text:span><text:span text:style-name="T2_11">in</text:span><text:span text:style-name="T2_12"><text:s/></text:span><text:span text:style-name="T2_13">Ponyville</text:span><text:span text:style-name="T2_14">,<text:s/></text:span><text:span text:style-name="T2_15">calm</text:span><text:span text:style-name="T2_16"><text:s/></text:span><text:span text:style-name="T2_17">as</text:span><text:span text:style-name="T2_18"><text:s/></text:span><text:span text:style-name="T2_19">it</text:span><text:span text:style-name="T2_20"><text:s/></text:span><text:span text:style-name="T2_21">can</text:span><text:span text:style-name="T2_22"><text:s/></text:span><text:span text:style-name="T2_23">be</text:span><text:span text:style-name="T2_24">.<text:s/></text:span><text:span text:style-name="T2_25">All</text:span><text:span text:style-name="T2_26"><text:s/></text:span><text:span text:style-name="T2_27">of</text:span><text:span text:style-name="T2_28"><text:s/></text:span><text:span text:style-name="T2_29">a</text:span><text:span text:style-name="T2_30"><text:s/></text:span><text:span text:style-name="T2_31">sudden</text:span><text:span text:style-name="T2_32">,<text:s/></text:span><text:span text:style-name="T2_33">Spike</text:span><text:span text:style-name="T2_34"><text:s/></text:span><text:span text:style-name="T2_35">recived</text:span><text:span text:style-name="T2_36"><text:s/></text:span><text:span text:style-name="T2_37">a</text:span><text:span text:style-name="T2_38"><text:s/></text:span><text:span text:style-name="T2_39">package</text:span><text:span text:style-name="T2_40"><text:s/></text:span><text:span text:style-name="T2_41">through</text:span><text:span text:style-name="T2_42"><text:s/></text:span><text:span text:style-name="T2_43">his</text:span><text:span text:style-name="T2_44"><text:s/></text:span><text:span text:style-name="T2_45">flames</text:span><text:span text:style-name="T2_46">,<text:s/></text:span><text:span text:style-name="T2_47">it</text:span><text:span text:style-name="T2_48"><text:s/></text:span><text:span text:style-name="T2_49">was</text:span><text:span text:style-name="T2_50"><text:s/></text:span><text:span text:style-name="T2_51">obviously</text:span><text:span text:style-name="T2_52"><text:s/></text:span><text:span text:style-name="T2_53">sent</text:span><text:span text:style-name="T2_54"><text:s/></text:span><text:span text:style-name="T2_55">by</text:span><text:span text:style-name="T2_56"><text:s/></text:span><text:span text:style-name="T2_57">Princess</text:span><text:span text:style-name="T2_58"><text:s/></text:span><text:span text:style-name="T2_59">Celestia</text:span><text:span text:style-name="T2_60">.</text:span></text:p>
      <text:p text:style-name="P3"/>
      <text:p text:style-name="P4"><text:span text:style-name="T4_1">“</text:span><text:span text:style-name="T4_2">Hey</text:span><text:span text:style-name="T4_3"><text:s/></text:span><text:span text:style-name="T4_4">Twi</text:span><text:span text:style-name="T4_5">!<text:s/></text:span><text:span text:style-name="T4_6">A</text:span><text:span text:style-name="T4_7"><text:s/></text:span><text:span text:style-name="T4_8">package</text:span><text:span text:style-name="T4_9">!”</text:span><text:span text:style-name="T4_10">Spike</text:span><text:span text:style-name="T4_11"><text:s/></text:span><text:span text:style-name="T4_12">yelled</text:span><text:span text:style-name="T4_13"><text:s/></text:span><text:span text:style-name="T4_14">from</text:span><text:span text:style-name="T4_15"><text:s/></text:span><text:span text:style-name="T4_16">his</text:span><text:span text:style-name="T4_17"><text:s/></text:span><text:span text:style-name="T4_18">room</text:span><text:span text:style-name="T4_19">,<text:s/></text:span><text:span text:style-name="T4_20">Twilight</text:span><text:span text:style-name="T4_21"><text:s/></text:span><text:span text:style-name="T4_22">was</text:span><text:span text:style-name="T4_23"><text:s/></text:span><text:span text:style-name="T4_24">downstairs</text:span><text:span text:style-name="T4_25">,<text:s/></text:span><text:span text:style-name="T4_26">sipping</text:span><text:span text:style-name="T4_27"><text:s/></text:span><text:span text:style-name="T4_28">tea</text:span><text:span text:style-name="T4_29"><text:s/></text:span><text:span text:style-name="T4_30">and</text:span><text:span text:style-name="T4_31"><text:s/></text:span><text:span text:style-name="T4_32">studying</text:span><text:span text:style-name="T4_33"><text:s/></text:span><text:span text:style-name="T4_34">like</text:span><text:span text:style-name="T4_35"><text:s/></text:span><text:span text:style-name="T4_36">she</text:span><text:span text:style-name="T4_37"><text:s/></text:span><text:span text:style-name="T4_38">usually</text:span><text:span text:style-name="T4_39"><text:s/></text:span><text:span text:style-name="T4_40">does</text:span><text:span text:style-name="T4_41">.</text:span></text:p>
      <text:p text:style-name="P5"/>
      <text:p text:style-name="P6"><text:span text:style-name="T6_1">She</text:span><text:span text:style-name="T6_2"><text:s/></text:span><text:span text:style-name="T6_3">opened</text:span><text:span text:style-name="T6_4"><text:s/></text:span><text:span text:style-name="T6_5">a</text:span><text:span text:style-name="T6_6"><text:s/></text:span><text:span text:style-name="T6_7">package</text:span><text:span text:style-name="T6_8">,<text:s/></text:span><text:span text:style-name="T6_9">and</text:span><text:span text:style-name="T6_10"><text:s/></text:span><text:span text:style-name="T6_11">inside</text:span><text:span text:style-name="T6_12"><text:s/></text:span><text:span text:style-name="T6_13">lay</text:span><text:span text:style-name="T6_14"><text:s/></text:span><text:span text:style-name="T6_15">one</text:span><text:span text:style-name="T6_16"><text:s/></text:span><text:span text:style-name="T6_17">book</text:span><text:span text:style-name="T6_18"><text:s/>(</text:span><text:span text:style-name="T6_19">her</text:span><text:span text:style-name="T6_20"><text:s/></text:span><text:span text:style-name="T6_21">weapon</text:span><text:span text:style-name="T6_22">)<text:s/></text:span><text:span text:style-name="T6_23">a</text:span><text:span text:style-name="T6_24"><text:s/></text:span><text:span text:style-name="T6_25">letter</text:span><text:span text:style-name="T6_26">,<text:s/></text:span><text:span text:style-name="T6_27">and</text:span><text:span text:style-name="T6_28"><text:s/></text:span><text:span text:style-name="T6_29">a</text:span><text:span text:style-name="T6_30"><text:s/></text:span><text:span text:style-name="T6_31">flyer</text:span><text:span text:style-name="T6_32">.</text:span></text:p>
      <text:p text:style-name="P7"/>
      <text:p text:style-name="P8"><text:span text:style-name="T8_1">To</text:span><text:span text:style-name="T8_2"><text:s/></text:span><text:span text:style-name="T8_3">my</text:span><text:span text:style-name="T8_4"><text:s/></text:span><text:span text:style-name="T8_5">most</text:span><text:span text:style-name="T8_6"><text:s/></text:span><text:span text:style-name="T8_7">faithful</text:span><text:span text:style-name="T8_8"><text:s/></text:span><text:span text:style-name="T8_9">student</text:span><text:span text:style-name="T8_10">,</text:span></text:p>
      <text:p text:style-name="P9"/>
      <text:p text:style-name="P10"><text:span text:style-name="T10_1">Discord</text:span><text:span text:style-name="T10_2"><text:s/></text:span><text:span text:style-name="T10_3">and</text:span><text:span text:style-name="T10_4"><text:s/></text:span><text:span text:style-name="T10_5">Chrysalis</text:span><text:span text:style-name="T10_6"><text:s/></text:span><text:span text:style-name="T10_7">have</text:span><text:span text:style-name="T10_8"><text:s/></text:span><text:span text:style-name="T10_9">risen</text:span><text:span text:style-name="T10_10"><text:s/></text:span><text:span text:style-name="T10_11">again</text:span><text:span text:style-name="T10_12">,<text:s/></text:span><text:span text:style-name="T10_13">he</text:span><text:span text:style-name="T10_14"><text:s/></text:span><text:span text:style-name="T10_15">placed</text:span><text:span text:style-name="T10_16"><text:s/></text:span><text:span text:style-name="T10_17">a</text:span><text:span text:style-name="T10_18"><text:s/></text:span><text:span text:style-name="T10_19">fighting</text:span><text:span text:style-name="T10_20"><text:s/></text:span><text:span text:style-name="T10_21">tournament</text:span><text:span text:style-name="T10_22"><text:s/></text:span><text:span text:style-name="T10_23">spanning</text:span><text:span text:style-name="T10_24"><text:s/></text:span><text:span text:style-name="T10_25">all</text:span><text:span text:style-name="T10_26"><text:s/></text:span><text:span text:style-name="T10_27">across</text:span><text:span text:style-name="T10_28"><text:s/></text:span><text:span text:style-name="T10_29">equestria</text:span><text:span text:style-name="T10_30">.</text:span></text:p>
      <text:p text:style-name="P11"><text:span text:style-name="T11_1">If</text:span><text:span text:style-name="T11_2"><text:s/></text:span><text:span text:style-name="T11_3">you</text:span><text:span text:style-name="T11_4"><text:s/></text:span><text:span text:style-name="T11_5">win</text:span><text:span text:style-name="T11_6">,<text:s/></text:span><text:span text:style-name="T11_7">you</text:span><text:span text:style-name="T11_8"><text:s/></text:span><text:span text:style-name="T11_9">will</text:span><text:span text:style-name="T11_10"><text:s/></text:span><text:span text:style-name="T11_11">gain</text:span><text:span text:style-name="T11_12"><text:s/></text:span><text:span text:style-name="T11_13">a</text:span><text:span text:style-name="T11_14"><text:s/></text:span><text:span text:style-name="T11_15">fortune</text:span><text:span text:style-name="T11_16">,<text:s/></text:span><text:span text:style-name="T11_17">and</text:span><text:span text:style-name="T11_18"><text:s/></text:span><text:span text:style-name="T11_19">you</text:span><text:span text:style-name="T11_20"><text:s/></text:span><text:span text:style-name="T11_21">will</text:span><text:span text:style-name="T11_22"><text:s/></text:span><text:span text:style-name="T11_23">stop</text:span><text:span text:style-name="T11_24"><text:s/></text:span><text:span text:style-name="T11_25">Discord</text:span><text:span text:style-name="T11_26"><text:s/></text:span><text:span text:style-name="T11_27">and</text:span><text:span text:style-name="T11_28"><text:s/></text:span><text:span text:style-name="T11_29">Chrysalis</text:span><text:span text:style-name="T11_30"><text:s/></text:span><text:span text:style-name="T11_31">from</text:span><text:span text:style-name="T11_32"><text:s/></text:span><text:span text:style-name="T11_33">stealing</text:span><text:span text:style-name="T11_34"><text:s/></text:span><text:span text:style-name="T11_35">the</text:span><text:span text:style-name="T11_36"><text:s/></text:span><text:span text:style-name="T11_37">elements</text:span><text:span text:style-name="T11_38">.</text:span></text:p>
      <text:p text:style-name="P12"><text:span text:style-name="T12_1">But</text:span><text:span text:style-name="T12_2"><text:s/></text:span><text:span text:style-name="T12_3">one</text:span><text:span text:style-name="T12_4"><text:s/></text:span><text:span text:style-name="T12_5">thing</text:span><text:span text:style-name="T12_6">,<text:s/></text:span><text:span text:style-name="T12_7">if</text:span><text:span text:style-name="T12_8"><text:s/></text:span><text:span text:style-name="T12_9">you</text:span><text:span text:style-name="T12_10"><text:s/></text:span><text:span text:style-name="T12_11">lose</text:span><text:span text:style-name="T12_12"><text:s/></text:span><text:span text:style-name="T12_13">against</text:span><text:span text:style-name="T12_14"><text:s/></text:span><text:span text:style-name="T12_15">him</text:span><text:span text:style-name="T12_16">,<text:s/></text:span><text:span text:style-name="T12_17">you</text:span><text:span text:style-name="T12_18"><text:s/></text:span><text:span text:style-name="T12_19">will</text:span><text:span text:style-name="T12_20"><text:s/></text:span><text:span text:style-name="T12_21">be</text:span><text:span text:style-name="T12_22"><text:s/></text:span><text:span text:style-name="T12_23">executed</text:span><text:span text:style-name="T12_24"><text:s/></text:span><text:span text:style-name="T12_25">by</text:span><text:span text:style-name="T12_26"><text:s/></text:span><text:span text:style-name="T12_27">Discord</text:span><text:span text:style-name="T12_28">.<text:s/></text:span><text:span text:style-name="T12_29">Please</text:span><text:span text:style-name="T12_30">...</text:span><text:span text:style-name="T12_31">stop</text:span><text:span text:style-name="T12_32"><text:s/></text:span><text:span text:style-name="T12_33">him</text:span><text:span text:style-name="T12_34">.</text:span></text:p>
      <text:p text:style-name="P13"/>
      <text:p text:style-name="P14"><text:span text:style-name="T14_1">Your</text:span><text:span text:style-name="T14_2"><text:s/></text:span><text:span text:style-name="T14_3">Highness</text:span></text:p>
      <text:p text:style-name="P15"><text:span text:style-name="T15_1">-</text:span><text:span text:style-name="T15_2">Princess</text:span><text:span text:style-name="T15_3"><text:s/></text:span><text:span text:style-name="T15_4">Celestia</text:span></text:p>
      <text:p text:style-name="P16"/>
      <text:p text:style-name="P17"><text:span text:style-name="T17_1">P</text:span><text:span text:style-name="T17_2">.</text:span><text:span text:style-name="T17_3">S</text:span><text:span text:style-name="T17_4">.<text:s/></text:span><text:span text:style-name="T17_5">This</text:span><text:span text:style-name="T17_6"><text:s/></text:span><text:span text:style-name="T17_7">book</text:span><text:span text:style-name="T17_8"><text:s/></text:span><text:span text:style-name="T17_9">contains</text:span><text:span text:style-name="T17_10"><text:s/></text:span><text:span text:style-name="T17_11">magic</text:span><text:span text:style-name="T17_12"><text:s/></text:span><text:span text:style-name="T17_13">in</text:span><text:span text:style-name="T17_14"><text:s/></text:span><text:span text:style-name="T17_15">which</text:span><text:span text:style-name="T17_16"><text:s/></text:span><text:span text:style-name="T17_17">will</text:span><text:span text:style-name="T17_18"><text:s/></text:span><text:span text:style-name="T17_19">help</text:span><text:span text:style-name="T17_20"><text:s/></text:span><text:span text:style-name="T17_21">you</text:span><text:span text:style-name="T17_22"><text:s/></text:span><text:span text:style-name="T17_23">fight</text:span><text:span text:style-name="T17_24">,<text:s/></text:span><text:span text:style-name="T17_25">read</text:span><text:span text:style-name="T17_26"><text:s/></text:span><text:span text:style-name="T17_27">and</text:span><text:span text:style-name="T17_28"><text:s/></text:span><text:span text:style-name="T17_29">fight</text:span><text:span text:style-name="T17_30"><text:s/></text:span><text:span text:style-name="T17_31">with</text:span><text:span text:style-name="T17_32"><text:s/></text:span><text:span text:style-name="T17_33">it</text:span><text:span text:style-name="T17_34"><text:s/></text:span><text:span text:style-name="T17_35">by</text:span><text:span text:style-name="T17_36"><text:s/></text:span><text:span text:style-name="T17_37">your</text:span><text:span text:style-name="T17_38"><text:s/></text:span><text:span text:style-name="T17_39">side</text:span><text:span text:style-name="T17_40">.</text:span></text:p>
      <text:p text:style-name="P18"/>
      <text:p text:style-name="P19"><text:span text:style-name="T19_1">Good</text:span><text:span text:style-name="T19_2"><text:s/></text:span><text:span text:style-name="T19_3">luck</text:span><text:span text:style-name="T19_4">.</text:span></text:p>
      <text:p text:style-name="P20"/>
      <text:p text:style-name="P21"><text:span text:style-name="T21_1">“</text:span><text:span text:style-name="T21_2">It</text:span><text:span text:style-name="T21_3"><text:s/></text:span><text:span text:style-name="T21_4">looks</text:span><text:span text:style-name="T21_5"><text:s/></text:span><text:span text:style-name="T21_6">like</text:span><text:span text:style-name="T21_7"><text:s/></text:span><text:span text:style-name="T21_8">i</text:span><text:span text:style-name="T21_9"><text:s/></text:span><text:span text:style-name="T21_10">have</text:span><text:span text:style-name="T21_11"><text:s/></text:span><text:span text:style-name="T21_12">no</text:span><text:span text:style-name="T21_13"><text:s/></text:span><text:span text:style-name="T21_14">choice</text:span><text:span text:style-name="T21_15">.<text:s/></text:span><text:span text:style-name="T21_16">SPIKE</text:span><text:span text:style-name="T21_17">!”<text:s/></text:span><text:span text:style-name="T21_18">Twilight</text:span><text:span text:style-name="T21_19"><text:s/></text:span><text:span text:style-name="T21_20">Exclaimed</text:span><text:span text:style-name="T21_21">.<text:s/></text:span><text:span text:style-name="T21_22">Spike</text:span><text:span text:style-name="T21_23"><text:s/></text:span><text:span text:style-name="T21_24">ran</text:span><text:span text:style-name="T21_25"><text:s/></text:span><text:span text:style-name="T21_26">downstairs</text:span><text:span text:style-name="T21_27"><text:s/></text:span><text:span text:style-name="T21_28">almost</text:span><text:span text:style-name="T21_29"><text:s/></text:span><text:span text:style-name="T21_30">instantly</text:span><text:span text:style-name="T21_31">.<text:s/>“</text:span><text:span text:style-name="T21_32">Yes</text:span><text:span text:style-name="T21_33">?<text:s/></text:span><text:span text:style-name="T21_34">What</text:span><text:span text:style-name="T21_35"><text:s/></text:span><text:span text:style-name="T21_36">is</text:span><text:span text:style-name="T21_37"><text:s/></text:span><text:span text:style-name="T21_38">it</text:span><text:span text:style-name="T21_39"><text:s/></text:span><text:span text:style-name="T21_40">with</text:span><text:span text:style-name="T21_41"><text:s/></text:span><text:span text:style-name="T21_42">that</text:span><text:span text:style-name="T21_43"><text:s/></text:span><text:span text:style-name="T21_44">look</text:span><text:span text:style-name="T21_45"><text:s/></text:span><text:span text:style-name="T21_46">on</text:span><text:span text:style-name="T21_47"><text:s/></text:span><text:span text:style-name="T21_48">your</text:span><text:span text:style-name="T21_49"><text:s/></text:span><text:span text:style-name="T21_50">face</text:span><text:span text:style-name="T21_51">?”<text:s/></text:span><text:span text:style-name="T21_52">Spike</text:span><text:span text:style-name="T21_53"><text:s/></text:span><text:span text:style-name="T21_54">asked</text:span><text:span text:style-name="T21_55">.<text:s/>“</text:span><text:span text:style-name="T21_56">I</text:span><text:span text:style-name="T21_57"><text:s/></text:span><text:span text:style-name="T21_58">have</text:span><text:span text:style-name="T21_59"><text:s/></text:span><text:span text:style-name="T21_60">to</text:span><text:span text:style-name="T21_61"><text:s/></text:span><text:span text:style-name="T21_62">be</text:span><text:span text:style-name="T21_63"><text:s/></text:span><text:span text:style-name="T21_64">leaving</text:span><text:span text:style-name="T21_65">,<text:s/></text:span><text:span text:style-name="T21_66">keep</text:span><text:span text:style-name="T21_67"><text:s/></text:span><text:span text:style-name="T21_68">an</text:span><text:span text:style-name="T21_69"><text:s/></text:span><text:span text:style-name="T21_70">eye</text:span><text:span text:style-name="T21_71"><text:s/></text:span><text:span text:style-name="T21_72">on</text:span><text:span text:style-name="T21_73"><text:s/></text:span><text:span text:style-name="T21_74">the</text:span><text:span text:style-name="T21_75"><text:s/></text:span><text:span text:style-name="T21_76">library</text:span><text:span text:style-name="T21_77"><text:s/></text:span><text:span text:style-name="T21_78">for</text:span><text:span text:style-name="T21_79"><text:s/></text:span><text:span text:style-name="T21_80">me</text:span><text:span text:style-name="T21_81"><text:s/></text:span><text:span text:style-name="T21_82">while</text:span><text:span text:style-name="T21_83"><text:s/></text:span><text:span text:style-name="T21_84">im</text:span><text:span text:style-name="T21_85"><text:s/></text:span><text:span text:style-name="T21_86">gone</text:span><text:span text:style-name="T21_87">.”<text:s/></text:span><text:span text:style-name="T21_88">Twilight</text:span><text:span text:style-name="T21_89"><text:s/></text:span><text:span text:style-name="T21_90">replied</text:span><text:span text:style-name="T21_91">.</text:span></text:p>
      <text:p text:style-name="P22"/>
      <text:p text:style-name="P23"><text:span text:style-name="T23_1">“</text:span><text:span text:style-name="T23_2">What</text:span><text:span text:style-name="T23_3"><text:s/></text:span><text:span text:style-name="T23_4">is</text:span><text:span text:style-name="T23_5"><text:s/></text:span><text:span text:style-name="T23_6">it</text:span><text:span text:style-name="T23_7">?<text:s/></text:span><text:span text:style-name="T23_8">A</text:span><text:span text:style-name="T23_9"><text:s/></text:span><text:span text:style-name="T23_10">new</text:span><text:span text:style-name="T23_11"><text:s/></text:span><text:span text:style-name="T23_12">Quest</text:span><text:span text:style-name="T23_13">?”<text:s/></text:span><text:span text:style-name="T23_14">He</text:span><text:span text:style-name="T23_15"><text:s/></text:span><text:span text:style-name="T23_16">asked</text:span><text:span text:style-name="T23_17">.<text:s/>“</text:span><text:span text:style-name="T23_18">No</text:span><text:span text:style-name="T23_19">,<text:s/></text:span><text:span text:style-name="T23_20">a</text:span><text:span text:style-name="T23_21"><text:s/></text:span><text:span text:style-name="T23_22">fight</text:span><text:span text:style-name="T23_23">,<text:s/></text:span><text:span text:style-name="T23_24">and</text:span><text:span text:style-name="T23_25"><text:s/></text:span><text:span text:style-name="T23_26">a</text:span><text:span text:style-name="T23_27"><text:s/></text:span><text:span text:style-name="T23_28">fight</text:span><text:span text:style-name="T23_29"><text:s/></text:span><text:span text:style-name="T23_30">it</text:span><text:span text:style-name="T23_31"><text:s/></text:span><text:span text:style-name="T23_32">shall</text:span><text:span text:style-name="T23_33"><text:s/></text:span><text:span text:style-name="T23_34">be</text:span><text:span text:style-name="T23_35">.”<text:s/></text:span><text:span text:style-name="T23_36">She</text:span><text:span text:style-name="T23_37"><text:s/></text:span><text:span text:style-name="T23_38">said</text:span><text:span text:style-name="T23_39">.<text:s/></text:span><text:span text:style-name="T23_40">Twilight</text:span><text:span text:style-name="T23_41"><text:s/></text:span><text:span text:style-name="T23_42">jumped</text:span><text:span text:style-name="T23_43"><text:s/></text:span><text:span text:style-name="T23_44">on</text:span><text:span text:style-name="T23_45"><text:s/></text:span><text:span text:style-name="T23_46">the</text:span><text:span text:style-name="T23_47"><text:s/></text:span><text:span text:style-name="T23_48">balloon</text:span><text:span text:style-name="T23_49"><text:s/></text:span><text:span text:style-name="T23_50">and</text:span><text:span text:style-name="T23_51"><text:s/></text:span><text:span text:style-name="T23_52">took</text:span><text:span text:style-name="T23_53"><text:s/></text:span><text:span text:style-name="T23_54">off</text:span><text:span text:style-name="T23_55"><text:s/></text:span><text:span text:style-name="T23_56">without</text:span><text:span text:style-name="T23_57"><text:s/></text:span><text:span text:style-name="T23_58">hesitation</text:span><text:span text:style-name="T23_59">.</text:span></text:p>
      <text:p text:style-name="P24"/>
      <text:p text:style-name="P25"><text:span text:style-name="T25_1">“</text:span><text:span text:style-name="T25_2">WHAT</text:span><text:span text:style-name="T25_3"><text:s/></text:span><text:span text:style-name="T25_4">FIGHT</text:span><text:span text:style-name="T25_5">!?<text:s/></text:span><text:span text:style-name="T25_6">TWI</text:span><text:span text:style-name="T25_7">!<text:s/></text:span><text:span text:style-name="T25_8">WHAT</text:span><text:span text:style-name="T25_9"><text:s/></text:span><text:span text:style-name="T25_10">ARE</text:span><text:span text:style-name="T25_11"><text:s/></text:span><text:span text:style-name="T25_12">YOU</text:span><text:span text:style-name="T25_13"><text:s/></text:span><text:span text:style-name="T25_14">TALKING</text:span><text:span text:style-name="T25_15"><text:s/></text:span><text:span text:style-name="T25_16">ABOUT</text:span><text:span text:style-name="T25_17">”</text:span><text:span text:style-name="T25_18">Spike</text:span><text:span text:style-name="T25_19"><text:s/></text:span><text:span text:style-name="T25_20">yelled</text:span><text:span text:style-name="T25_21">.</text:span></text:p>
      <text:p text:style-name="P26"/>
      <text:p text:style-name="P27"><text:span text:style-name="T27_1">“</text:span><text:span text:style-name="T27_2">I</text:span><text:span text:style-name="T27_3"><text:s/></text:span><text:span text:style-name="T27_4">will</text:span><text:span text:style-name="T27_5"><text:s/></text:span><text:span text:style-name="T27_6">be</text:span><text:span text:style-name="T27_7"><text:s/></text:span><text:span text:style-name="T27_8">back</text:span><text:span text:style-name="T27_9"><text:s/></text:span><text:span text:style-name="T27_10">soon</text:span><text:span text:style-name="T27_11"><text:s/></text:span><text:span text:style-name="T27_12">Spike</text:span><text:span text:style-name="T27_13">,<text:s/></text:span><text:span text:style-name="T27_14">safe</text:span><text:span text:style-name="T27_15"><text:s/></text:span><text:span text:style-name="T27_16">and</text:span><text:span text:style-name="T27_17"><text:s/></text:span><text:span text:style-name="T27_18">sound</text:span><text:span text:style-name="T27_19">...</text:span><text:span text:style-name="T27_20">i</text:span><text:span text:style-name="T27_21"><text:s/></text:span><text:span text:style-name="T27_22">hope</text:span><text:span text:style-name="T27_23">”</text:span></text:p>
      <text:p text:style-name="P28"/>
      <text:p text:style-name="P29"/>
      <text:p text:style-name="P30"><text:span text:style-name="T30_1">RIVAL</text:span></text:p>
      <text:p text:style-name="P31"><text:span text:style-name="T31_1">VS</text:span><text:span text:style-name="T31_2"><text:s/></text:span><text:span text:style-name="T31_3">Anon</text:span></text:p>
      <text:p text:style-name="P32"/>
      <text:p text:style-name="P33"><text:span text:style-name="T33_1">[</text:span><text:span text:style-name="T33_2">Anon</text:span><text:span text:style-name="T33_3"><text:s/></text:span><text:span text:style-name="T33_4">walks</text:span><text:span text:style-name="T33_5">]</text:span></text:p>
      <text:p text:style-name="P34"/>
      <text:p text:style-name="P35"><text:span text:style-name="T35_1">“</text:span><text:span text:style-name="T35_2">Oh</text:span><text:span text:style-name="T35_3"><text:s/></text:span><text:span text:style-name="T35_4">my</text:span><text:span text:style-name="T35_5"><text:s/></text:span><text:span text:style-name="T35_6">god</text:span><text:span text:style-name="T35_7">,<text:s/></text:span><text:span text:style-name="T35_8">what</text:span><text:span text:style-name="T35_9"><text:s/></text:span><text:span text:style-name="T35_10">is</text:span><text:span text:style-name="T35_11">....</text:span><text:span text:style-name="T35_12">that</text:span><text:span text:style-name="T35_13">!?”<text:s/></text:span><text:span text:style-name="T35_14">Twilight</text:span><text:span text:style-name="T35_15"><text:s/></text:span><text:span text:style-name="T35_16">yelled</text:span></text:p>
      <text:p text:style-name="P36"><text:span text:style-name="T36_1">Anon</text:span><text:span text:style-name="T36_2"><text:s/></text:span><text:span text:style-name="T36_3">turns</text:span><text:span text:style-name="T36_4"><text:s/></text:span><text:span text:style-name="T36_5">around</text:span></text:p>
      <text:p text:style-name="P37"><text:span text:style-name="T37_1">“</text:span><text:span text:style-name="T37_2">Hello</text:span><text:span text:style-name="T37_3"><text:s/></text:span><text:span text:style-name="T37_4">Twilight</text:span><text:span text:style-name="T37_5">..</text:span><text:span text:style-name="T37_6">i</text:span><text:span text:style-name="T37_7"><text:s/></text:span><text:span text:style-name="T37_8">didnt</text:span><text:span text:style-name="T37_9"><text:s/></text:span><text:span text:style-name="T37_10">expect</text:span><text:span text:style-name="T37_11"><text:s/></text:span><text:span text:style-name="T37_12">you</text:span><text:span text:style-name="T37_13">”<text:s/></text:span><text:span text:style-name="T37_14">Anon</text:span><text:span text:style-name="T37_15"><text:s/></text:span><text:span text:style-name="T37_16">says</text:span><text:span text:style-name="T37_17">.</text:span></text:p>
      <text:p text:style-name="P38"><text:span text:style-name="T38_1">“</text:span><text:span text:style-name="T38_2">How</text:span><text:span text:style-name="T38_3"><text:s/></text:span><text:span text:style-name="T38_4">does</text:span><text:span text:style-name="T38_5"><text:s/></text:span><text:span text:style-name="T38_6">he</text:span><text:span text:style-name="T38_7">...</text:span><text:span text:style-name="T38_8">she</text:span><text:span text:style-name="T38_9">...</text:span><text:span text:style-name="T38_10">IT</text:span><text:span text:style-name="T38_11">.<text:s/></text:span><text:span text:style-name="T38_12">Know</text:span><text:span text:style-name="T38_13"><text:s/></text:span><text:span text:style-name="T38_14">my</text:span><text:span text:style-name="T38_15"><text:s/></text:span><text:span text:style-name="T38_16">name</text:span><text:span text:style-name="T38_17">?”</text:span><text:span text:style-name="T38_18">Twilight</text:span><text:span text:style-name="T38_19"><text:s/></text:span><text:span text:style-name="T38_20">thought</text:span><text:span text:style-name="T38_21"><text:s/></text:span><text:span text:style-name="T38_22">to</text:span><text:span text:style-name="T38_23"><text:s/></text:span><text:span text:style-name="T38_24">herself</text:span><text:span text:style-name="T38_25">.</text:span></text:p>
      <text:p text:style-name="P39"><text:span text:style-name="T39_1">[</text:span><text:span text:style-name="T39_2">talks</text:span><text:span text:style-name="T39_3"><text:s/></text:span><text:span text:style-name="T39_4">fast</text:span><text:span text:style-name="T39_5">]“</text:span><text:span text:style-name="T39_6">Where</text:span><text:span text:style-name="T39_7"><text:s/></text:span><text:span text:style-name="T39_8">are</text:span><text:span text:style-name="T39_9"><text:s/></text:span><text:span text:style-name="T39_10">you</text:span><text:span text:style-name="T39_11"><text:s/></text:span><text:span text:style-name="T39_12">from</text:span><text:span text:style-name="T39_13">?<text:s/></text:span><text:span text:style-name="T39_14">What</text:span><text:span text:style-name="T39_15"><text:s/></text:span><text:span text:style-name="T39_16">is</text:span><text:span text:style-name="T39_17"><text:s/></text:span><text:span text:style-name="T39_18">your</text:span><text:span text:style-name="T39_19"><text:s/></text:span><text:span text:style-name="T39_20">secrets</text:span><text:span text:style-name="T39_21">?<text:s/></text:span><text:span text:style-name="T39_22">I</text:span><text:span text:style-name="T39_23"><text:s/></text:span><text:span text:style-name="T39_24">thought</text:span><text:span text:style-name="T39_25"><text:s/></text:span><text:span text:style-name="T39_26">you</text:span><text:span text:style-name="T39_27"><text:s/></text:span><text:span text:style-name="T39_28">were</text:span><text:span text:style-name="T39_29"><text:s/></text:span><text:span text:style-name="T39_30">a</text:span><text:span text:style-name="T39_31"><text:s/></text:span><text:span text:style-name="T39_32">myth</text:span><text:span text:style-name="T39_33">!<text:s/></text:span><text:span text:style-name="T39_34">Are</text:span><text:span text:style-name="T39_35"><text:s/></text:span><text:span text:style-name="T39_36">you</text:span><text:span text:style-name="T39_37"><text:s/></text:span><text:span text:style-name="T39_38">a</text:span><text:span text:style-name="T39_39"><text:s/></text:span><text:span text:style-name="T39_40">guy</text:span><text:span text:style-name="T39_41">?<text:s/></text:span><text:span text:style-name="T39_42">Or</text:span><text:span text:style-name="T39_43"><text:s/></text:span><text:span text:style-name="T39_44">a</text:span><text:span text:style-name="T39_45"><text:s/></text:span><text:span text:style-name="T39_46">girl</text:span><text:span text:style-name="T39_47">?----”</text:span></text:p>
      <text:p text:style-name="P40"><text:span text:style-name="T40_1">“</text:span><text:span text:style-name="T40_2">Sigh</text:span><text:span text:style-name="T40_3">...</text:span><text:span text:style-name="T40_4">my</text:span><text:span text:style-name="T40_5"><text:s/></text:span><text:span text:style-name="T40_6">god</text:span><text:span text:style-name="T40_7">....</text:span><text:span text:style-name="T40_8">SHUT</text:span><text:span text:style-name="T40_9"><text:s/></text:span><text:span text:style-name="T40_10">UP</text:span><text:span text:style-name="T40_11">!!!!<text:s/></text:span><text:span text:style-name="T40_12">I</text:span><text:span text:style-name="T40_13"><text:s/></text:span><text:span text:style-name="T40_14">have</text:span><text:span text:style-name="T40_15"><text:s/></text:span><text:span text:style-name="T40_16">questions</text:span><text:span text:style-name="T40_17"><text:s/></text:span><text:span text:style-name="T40_18">for</text:span><text:span text:style-name="T40_19"><text:s/></text:span><text:span text:style-name="T40_20">you</text:span><text:span text:style-name="T40_21"><text:s/></text:span><text:span text:style-name="T40_22">as</text:span><text:span text:style-name="T40_23"><text:s/></text:span><text:span text:style-name="T40_24">well</text:span><text:span text:style-name="T40_25">,<text:s/></text:span><text:span text:style-name="T40_26">and</text:span><text:span text:style-name="T40_27"><text:s/></text:span><text:span text:style-name="T40_28">you</text:span><text:span text:style-name="T40_29"><text:s/></text:span><text:span text:style-name="T40_30">will</text:span><text:span text:style-name="T40_31"><text:s/></text:span><text:span text:style-name="T40_32">ANSWER</text:span><text:span text:style-name="T40_33"><text:s/></text:span><text:span text:style-name="T40_34">THEM</text:span><text:span text:style-name="T40_35">”</text:span></text:p>
      <text:p text:style-name="P41"/>
      <text:p text:style-name="P42"/>
      <text:p text:style-name="P43"><text:span text:style-name="T43_1">Ending</text:span></text:p>
      <text:p text:style-name="P44"/>
      <text:p text:style-name="P45"><text:span text:style-name="T45_1">[</text:span><text:span text:style-name="T45_2">EPIC</text:span><text:span text:style-name="T45_3"><text:s/></text:span><text:span text:style-name="T45_4">TRUMPET</text:span><text:span text:style-name="T45_5">]</text:span></text:p>
      <text:p text:style-name="P46"><text:span text:style-name="T46_1">“</text:span><text:span text:style-name="T46_2">I</text:span><text:span text:style-name="T46_3"><text:s/></text:span><text:span text:style-name="T46_4">congratulate</text:span><text:span text:style-name="T46_5">,<text:s/></text:span><text:span text:style-name="T46_6">Twilight</text:span><text:span text:style-name="T46_7"><text:s/></text:span><text:span text:style-name="T46_8">Sparkle</text:span><text:span text:style-name="T46_9">,<text:s/></text:span><text:span text:style-name="T46_10">for</text:span><text:span text:style-name="T46_11"><text:s/></text:span><text:span text:style-name="T46_12">defeating</text:span><text:span text:style-name="T46_13"><text:s/></text:span><text:span text:style-name="T46_14">Discord</text:span><text:span text:style-name="T46_15">!”</text:span><text:span text:style-name="T46_16">Celestia</text:span><text:span text:style-name="T46_17"><text:s/></text:span><text:span text:style-name="T46_18">announced</text:span></text:p>
      <text:p text:style-name="P47"><text:span text:style-name="T47_1">[</text:span><text:span text:style-name="T47_2">Applause</text:span><text:span text:style-name="T47_3">]</text:span></text:p>
      <text:p text:style-name="P48"><text:span text:style-name="T48_1">“</text:span><text:span text:style-name="T48_2">Now</text:span><text:span text:style-name="T48_3"><text:s/></text:span><text:span text:style-name="T48_4">Twilight</text:span><text:span text:style-name="T48_5">...</text:span><text:span text:style-name="T48_6">i</text:span><text:span text:style-name="T48_7"><text:s/></text:span><text:span text:style-name="T48_8">will</text:span><text:span text:style-name="T48_9"><text:s/></text:span><text:span text:style-name="T48_10">let</text:span><text:span text:style-name="T48_11"><text:s/></text:span><text:span text:style-name="T48_12">you</text:span><text:span text:style-name="T48_13"><text:s/></text:span><text:span text:style-name="T48_14">be</text:span><text:span text:style-name="T48_15"><text:s/></text:span><text:span text:style-name="T48_16">by</text:span><text:span text:style-name="T48_17"><text:s/></text:span><text:span text:style-name="T48_18">my</text:span><text:span text:style-name="T48_19"><text:s/></text:span><text:span text:style-name="T48_20">side</text:span><text:span text:style-name="T48_21">...</text:span><text:span text:style-name="T48_22">As</text:span><text:span text:style-name="T48_23"><text:s/></text:span><text:span text:style-name="T48_24">Princess</text:span><text:span text:style-name="T48_25"><text:s/></text:span><text:span text:style-name="T48_26">Twilight</text:span><text:span text:style-name="T48_27">!”</text:span></text:p>
      <text:p text:style-name="P49"><text:span text:style-name="T49_1">[</text:span><text:span text:style-name="T49_2">FLASH</text:span><text:span text:style-name="T49_3">!!!]</text:span></text:p>
      <text:p text:style-name="P50"><text:span text:style-name="T50_1">“</text:span><text:span text:style-name="T50_2">HAHAHAHHHAAHHAHAHAHAHAHAHAHAHAAA</text:span><text:span text:style-name="T50_3">”<text:s/></text:span><text:span text:style-name="T50_4">A</text:span><text:span text:style-name="T50_5"><text:s/></text:span><text:span text:style-name="T50_6">loud</text:span><text:span text:style-name="T50_7"><text:s/></text:span><text:span text:style-name="T50_8">laugh</text:span><text:span text:style-name="T50_9"><text:s/></text:span><text:span text:style-name="T50_10">was</text:span><text:span text:style-name="T50_11"><text:s/></text:span><text:span text:style-name="T50_12">in</text:span><text:span text:style-name="T50_13"><text:s/></text:span><text:span text:style-name="T50_14">the</text:span><text:span text:style-name="T50_15"><text:s/></text:span><text:span text:style-name="T50_16">background</text:span><text:span text:style-name="T50_17">.</text:span></text:p>
      <text:p text:style-name="P51"><text:span text:style-name="T51_1">“</text:span><text:span text:style-name="T51_2">Wha</text:span><text:span text:style-name="T51_3">-”</text:span><text:span text:style-name="T51_4">Celestia</text:span><text:span text:style-name="T51_5"><text:s/></text:span><text:span text:style-name="T51_6">got</text:span><text:span text:style-name="T51_7"><text:s/></text:span><text:span text:style-name="T51_8">cut</text:span><text:span text:style-name="T51_9"><text:s/></text:span><text:span text:style-name="T51_10">off</text:span><text:span text:style-name="T51_11"><text:s/></text:span><text:span text:style-name="T51_12">by</text:span><text:span text:style-name="T51_13"><text:s/></text:span><text:span text:style-name="T51_14">a</text:span><text:span text:style-name="T51_15"><text:s/></text:span><text:span text:style-name="T51_16">blast</text:span><text:span text:style-name="T51_17"><text:s/></text:span><text:span text:style-name="T51_18">to</text:span><text:span text:style-name="T51_19"><text:s/></text:span><text:span text:style-name="T51_20">her</text:span><text:span text:style-name="T51_21"><text:s/></text:span><text:span text:style-name="T51_22">chest</text:span><text:span text:style-name="T51_23">.</text:span></text:p>
      <text:p text:style-name="P52"><text:span text:style-name="T52_1">The</text:span><text:span text:style-name="T52_2"><text:s/></text:span><text:span text:style-name="T52_3">smoke</text:span><text:span text:style-name="T52_4"><text:s/></text:span><text:span text:style-name="T52_5">clears</text:span><text:span text:style-name="T52_6">,<text:s/></text:span><text:span text:style-name="T52_7">and</text:span><text:span text:style-name="T52_8"><text:s/></text:span><text:span text:style-name="T52_9">there</text:span><text:span text:style-name="T52_10"><text:s/></text:span><text:span text:style-name="T52_11">she</text:span><text:span text:style-name="T52_12"><text:s/></text:span><text:span text:style-name="T52_13">was</text:span><text:span text:style-name="T52_14">,<text:s/></text:span><text:span text:style-name="T52_15">Chrysalis</text:span><text:span text:style-name="T52_16">,<text:s/></text:span><text:span text:style-name="T52_17">holding</text:span><text:span text:style-name="T52_18"><text:s/></text:span><text:span text:style-name="T52_19">the</text:span><text:span text:style-name="T52_20"><text:s/></text:span><text:span text:style-name="T52_21">new</text:span><text:span text:style-name="T52_22"><text:s/></text:span><text:span text:style-name="T52_23">Twilight</text:span><text:span text:style-name="T52_24">.<text:s/></text:span><text:span text:style-name="T52_25">The</text:span><text:span text:style-name="T52_26"><text:s/></text:span><text:span text:style-name="T52_27">Alicorn</text:span><text:span text:style-name="T52_28"><text:s/></text:span><text:span text:style-name="T52_29">Twilight</text:span><text:span text:style-name="T52_30">.</text:span></text:p>
      <text:p text:style-name="P53"><text:span text:style-name="T53_1">“</text:span><text:span text:style-name="T53_2">H</text:span><text:span text:style-name="T53_3">-</text:span><text:span text:style-name="T53_4">help</text:span><text:span text:style-name="T53_5">”<text:s/></text:span><text:span text:style-name="T53_6">She</text:span><text:span text:style-name="T53_7"><text:s/></text:span><text:span text:style-name="T53_8">softly</text:span><text:span text:style-name="T53_9"><text:s/></text:span><text:span text:style-name="T53_10">says</text:span><text:span text:style-name="T53_11">.</text:span></text:p>
      <text:p text:style-name="P54"><text:span text:style-name="T54_1">[</text:span><text:span text:style-name="T54_2">A</text:span><text:span text:style-name="T54_3"><text:s/></text:span><text:span text:style-name="T54_4">shot</text:span><text:span text:style-name="T54_5"><text:s/></text:span><text:span text:style-name="T54_6">of</text:span><text:span text:style-name="T54_7"><text:s/></text:span><text:span text:style-name="T54_8">green</text:span><text:span text:style-name="T54_9"><text:s/></text:span><text:span text:style-name="T54_10">liquid</text:span><text:span text:style-name="T54_11"><text:s/></text:span><text:span text:style-name="T54_12">shoots</text:span><text:span text:style-name="T54_13"><text:s/></text:span><text:span text:style-name="T54_14">out</text:span><text:span text:style-name="T54_15"><text:s/></text:span><text:span text:style-name="T54_16">of</text:span><text:span text:style-name="T54_17"><text:s/></text:span><text:span text:style-name="T54_18">Chrysalis</text:span><text:span text:style-name="T54_19">’</text:span><text:span text:style-name="T54_20">s</text:span><text:span text:style-name="T54_21"><text:s/></text:span><text:span text:style-name="T54_22">horn</text:span><text:span text:style-name="T54_23">,<text:s/></text:span><text:span text:style-name="T54_24">trapping</text:span><text:span text:style-name="T54_25"><text:s/></text:span><text:span text:style-name="T54_26">Twi</text:span><text:span text:style-name="T54_27"><text:s/></text:span><text:span text:style-name="T54_28">inside</text:span><text:span text:style-name="T54_29">]</text:span></text:p>
      <text:p text:style-name="P55"><text:span text:style-name="T55_1">“</text:span><text:span text:style-name="T55_2">WHAT</text:span><text:span text:style-name="T55_3"><text:s/></text:span><text:span text:style-name="T55_4">DID</text:span><text:span text:style-name="T55_5"><text:s/></text:span><text:span text:style-name="T55_6">YOU</text:span><text:span text:style-name="T55_7"><text:s/></text:span><text:span text:style-name="T55_8">DO</text:span><text:span text:style-name="T55_9">”<text:s/></text:span><text:span text:style-name="T55_10">Celestia</text:span><text:span text:style-name="T55_11"><text:s/></text:span><text:span text:style-name="T55_12">yells</text:span><text:span text:style-name="T55_13">.</text:span></text:p>
      <text:p text:style-name="P56"><text:span text:style-name="T56_1">“</text:span><text:span text:style-name="T56_2">I</text:span><text:span text:style-name="T56_3"><text:s/></text:span><text:span text:style-name="T56_4">made</text:span><text:span text:style-name="T56_5"><text:s/></text:span><text:span text:style-name="T56_6">some</text:span><text:span text:style-name="T56_7">...</text:span><text:span text:style-name="T56_8">improvements</text:span><text:span text:style-name="T56_9">.”<text:s/></text:span><text:span text:style-name="T56_10">Chrysalis</text:span><text:span text:style-name="T56_11"><text:s/></text:span><text:span text:style-name="T56_12">said</text:span></text:p>
      <text:p text:style-name="P57"><text:span text:style-name="T57_1">[</text:span><text:span text:style-name="T57_2">A</text:span><text:span text:style-name="T57_3"><text:s/></text:span><text:span text:style-name="T57_4">green</text:span><text:span text:style-name="T57_5"><text:s/></text:span><text:span text:style-name="T57_6">flash</text:span><text:span text:style-name="T57_7"><text:s/></text:span><text:span text:style-name="T57_8">of</text:span><text:span text:style-name="T57_9"><text:s/></text:span><text:span text:style-name="T57_10">light</text:span><text:span text:style-name="T57_11"><text:s/></text:span><text:span text:style-name="T57_12">comes</text:span><text:span text:style-name="T57_13"><text:s/></text:span><text:span text:style-name="T57_14">out</text:span><text:span text:style-name="T57_15"><text:s/></text:span><text:span text:style-name="T57_16">of</text:span><text:span text:style-name="T57_17"><text:s/></text:span><text:span text:style-name="T57_18">the</text:span><text:span text:style-name="T57_19"><text:s/></text:span><text:span text:style-name="T57_20">cocoon</text:span><text:span text:style-name="T57_21">,<text:s/></text:span><text:span text:style-name="T57_22">and</text:span><text:span text:style-name="T57_23"><text:s/></text:span><text:span text:style-name="T57_24">rises</text:span><text:span text:style-name="T57_25"><text:s/></text:span><text:span text:style-name="T57_26">the</text:span><text:span text:style-name="T57_27"><text:s/></text:span><text:span text:style-name="T57_28">Evil</text:span><text:span text:style-name="T57_29"><text:s/></text:span><text:span text:style-name="T57_30">Alicorn</text:span><text:span text:style-name="T57_31"><text:s/></text:span><text:span text:style-name="T57_32">Twilight</text:span><text:span text:style-name="T57_33">]</text:span></text:p>
      <text:p text:style-name="P58"><text:span text:style-name="T58_1">“</text:span><text:span text:style-name="T58_2">Go</text:span><text:span text:style-name="T58_3"><text:s/></text:span><text:span text:style-name="T58_4">my</text:span><text:span text:style-name="T58_5"><text:s/></text:span><text:span text:style-name="T58_6">child</text:span><text:span text:style-name="T58_7">,<text:s/></text:span><text:span text:style-name="T58_8">and</text:span><text:span text:style-name="T58_9"><text:s/></text:span><text:span text:style-name="T58_10">steal</text:span><text:span text:style-name="T58_11"><text:s/></text:span><text:span text:style-name="T58_12">the</text:span><text:span text:style-name="T58_13"><text:s/></text:span><text:span text:style-name="T58_14">hearts</text:span><text:span text:style-name="T58_15"><text:s/></text:span><text:span text:style-name="T58_16">of</text:span><text:span text:style-name="T58_17"><text:s/></text:span><text:span text:style-name="T58_18">everyone</text:span><text:span text:style-name="T58_19"><text:s/></text:span><text:span text:style-name="T58_20">you</text:span><text:span text:style-name="T58_21"><text:s/></text:span><text:span text:style-name="T58_22">know</text:span><text:span text:style-name="T58_23">!”<text:s/></text:span><text:span text:style-name="T58_24">Chrysalis</text:span><text:span text:style-name="T58_25"><text:s/></text:span><text:span text:style-name="T58_26">instructs</text:span></text:p>
      <text:p text:style-name="P59"><text:span text:style-name="T59_1">“...</text:span><text:span text:style-name="T59_2">YES</text:span><text:span text:style-name="T59_3">.......</text:span><text:span text:style-name="T59_4">I</text:span><text:span text:style-name="T59_5">.....</text:span><text:span text:style-name="T59_6">WILL</text:span><text:span text:style-name="T59_7">.....</text:span><text:span text:style-name="T59_8">MY</text:span><text:span text:style-name="T59_9"><text:s/></text:span><text:span text:style-name="T59_10">QUEEN</text:span><text:span text:style-name="T59_11">.....</text:span><text:span text:style-name="T59_12">MY</text:span><text:span text:style-name="T59_13">.....</text:span><text:span text:style-name="T59_14">MOTHER</text:span><text:span text:style-name="T59_15">”<text:s/></text:span><text:span text:style-name="T59_16">The</text:span><text:span text:style-name="T59_17"><text:s/></text:span><text:span text:style-name="T59_18">Posessed</text:span><text:span text:style-name="T59_19"><text:s/></text:span><text:span text:style-name="T59_20">Twilight</text:span><text:span text:style-name="T59_21"><text:s/></text:span></text:p>
      <text:p text:style-name="P60"><text:span text:style-name="T60_1">[</text:span><text:span text:style-name="T60_2">Her</text:span><text:span text:style-name="T60_3"><text:s/></text:span><text:span text:style-name="T60_4">eyes</text:span><text:span text:style-name="T60_5"><text:s/></text:span><text:span text:style-name="T60_6">flash</text:span><text:span text:style-name="T60_7"><text:s/></text:span><text:span text:style-name="T60_8">red</text:span><text:span text:style-name="T60_9">,<text:s/></text:span><text:span text:style-name="T60_10">screen</text:span><text:span text:style-name="T60_11"><text:s/></text:span><text:span text:style-name="T60_12">goes</text:span><text:span text:style-name="T60_13"><text:s/></text:span><text:span text:style-name="T60_14">black</text:span><text:span text:style-name="T60_15">]</text:span></text:p>
      <text:p text:style-name="P61"/>
      <text:p text:style-name="P62"><text:span text:style-name="T62_1">Spike</text:span><text:span text:style-name="T62_2"><text:s/></text:span><text:span text:style-name="T62_3">Unlocked</text:span><text:span text:style-name="T62_4">!</text:span></text:p>
      <text:p text:style-name="P63"/>
      <text:p text:style-name="P64"><text:span text:style-name="T64_1">(</text:span><text:span text:style-name="T64_2">Credits</text:span><text:span text:style-name="T64_3"><text:s/></text:span><text:span text:style-name="T64_4">Song</text:span><text:span text:style-name="T64_5">:</text:span></text:p>
      <text:p text:style-name="P65"/>
      <text:p text:style-name="P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